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T11_259" style:family="text"/>
    <style:style style:name="T11_260" style:family="text"/>
    <style:style style:name="T11_261" style:family="text"/>
    <style:style style:name="T11_262" style:family="text"/>
    <style:style style:name="T11_263" style:family="text"/>
    <style:style style:name="T11_264" style:family="text"/>
    <style:style style:name="T11_265" style:family="text"/>
    <style:style style:name="T11_266" style:family="text"/>
    <style:style style:name="T11_267" style:family="text"/>
    <style:style style:name="T11_268" style:family="text"/>
    <style:style style:name="T11_269" style:family="text"/>
    <style:style style:name="T11_270" style:family="text"/>
    <style:style style:name="T11_271" style:family="text"/>
    <style:style style:name="T11_272" style:family="text"/>
    <style:style style:name="T11_273" style:family="text"/>
    <style:style style:name="T11_274" style:family="text"/>
    <style:style style:name="T11_275" style:family="text"/>
    <style:style style:name="T11_276" style:family="text"/>
    <style:style style:name="T11_277" style:family="text"/>
    <style:style style:name="T11_278" style:family="text"/>
    <style:style style:name="T11_279" style:family="text"/>
    <style:style style:name="T11_280" style:family="text"/>
    <style:style style:name="T11_281" style:family="text"/>
    <style:style style:name="T11_282" style:family="text"/>
    <style:style style:name="T11_283" style:family="text"/>
    <style:style style:name="T11_284" style:family="text"/>
    <style:style style:name="T11_285" style:family="text"/>
    <style:style style:name="T11_286" style:family="text"/>
    <style:style style:name="T11_287" style:family="text"/>
    <style:style style:name="T11_288" style:family="text"/>
    <style:style style:name="T11_289" style:family="text"/>
    <style:style style:name="T11_290" style:family="text"/>
    <style:style style:name="T11_291" style:family="text"/>
    <style:style style:name="T11_292" style:family="text"/>
    <style:style style:name="T11_293" style:family="text"/>
    <style:style style:name="T11_294" style:family="text"/>
    <style:style style:name="T11_295" style:family="text"/>
    <style:style style:name="T11_296" style:family="text"/>
    <style:style style:name="T11_297" style:family="text"/>
    <style:style style:name="T11_298" style:family="text"/>
    <style:style style:name="T11_299" style:family="text"/>
    <style:style style:name="T11_300" style:family="text"/>
    <style:style style:name="T11_301" style:family="text"/>
    <style:style style:name="T11_302" style:family="text"/>
    <style:style style:name="T11_303" style:family="text"/>
    <style:style style:name="T11_304" style:family="text"/>
    <style:style style:name="T11_305" style:family="text"/>
    <style:style style:name="T11_306" style:family="text"/>
    <style:style style:name="T11_307" style:family="text"/>
    <style:style style:name="T11_308" style:family="text"/>
    <style:style style:name="T11_309" style:family="text"/>
    <style:style style:name="T11_310" style:family="text"/>
    <style:style style:name="T11_311" style:family="text"/>
    <style:style style:name="T11_312" style:family="text"/>
    <style:style style:name="T11_313" style:family="text"/>
    <style:style style:name="T11_314" style:family="text"/>
    <style:style style:name="T11_315" style:family="text"/>
    <style:style style:name="T11_316" style:family="text"/>
    <style:style style:name="T11_317" style:family="text"/>
    <style:style style:name="T11_318" style:family="text"/>
    <style:style style:name="T11_319" style:family="text"/>
    <style:style style:name="T11_320" style:family="text"/>
    <style:style style:name="T11_321" style:family="text"/>
    <style:style style:name="T11_322" style:family="text"/>
    <style:style style:name="T11_323" style:family="text"/>
    <style:style style:name="T11_324" style:family="text"/>
    <style:style style:name="T11_325" style:family="text"/>
    <style:style style:name="T11_326" style:family="text"/>
    <style:style style:name="T11_327" style:family="text"/>
    <style:style style:name="T11_328" style:family="text"/>
    <style:style style:name="T11_329" style:family="text"/>
    <style:style style:name="T11_330" style:family="text"/>
    <style:style style:name="T11_331" style:family="text"/>
    <style:style style:name="T11_332" style:family="text"/>
    <style:style style:name="T11_333" style:family="text"/>
    <style:style style:name="T11_334" style:family="text"/>
    <style:style style:name="T11_335" style:family="text"/>
    <style:style style:name="T11_336" style:family="text"/>
    <style:style style:name="T11_337" style:family="text"/>
    <style:style style:name="T11_338" style:family="text"/>
    <style:style style:name="T11_339" style:family="text"/>
    <style:style style:name="T11_340" style:family="text"/>
    <style:style style:name="T11_341" style:family="text"/>
    <style:style style:name="T11_342" style:family="text"/>
    <style:style style:name="T11_343" style:family="text"/>
    <style:style style:name="T11_344" style:family="text"/>
    <style:style style:name="T11_345" style:family="text"/>
    <style:style style:name="T11_346" style:family="text"/>
    <style:style style:name="T11_347" style:family="text"/>
    <style:style style:name="T11_348" style:family="text"/>
    <style:style style:name="T11_349" style:family="text"/>
    <style:style style:name="T11_350" style:family="text"/>
    <style:style style:name="T11_351" style:family="text"/>
    <style:style style:name="T11_352" style:family="text"/>
    <style:style style:name="T11_353" style:family="text"/>
    <style:style style:name="T11_354" style:family="text"/>
    <style:style style:name="T11_355" style:family="text"/>
    <style:style style:name="T11_356" style:family="text"/>
    <style:style style:name="T11_357" style:family="text"/>
    <style:style style:name="T11_358" style:family="text"/>
    <style:style style:name="T11_359" style:family="text"/>
    <style:style style:name="T11_360" style:family="text"/>
    <style:style style:name="T11_361" style:family="text"/>
    <style:style style:name="T11_362" style:family="text"/>
    <style:style style:name="T11_363" style:family="text"/>
    <style:style style:name="T11_364" style:family="text"/>
    <style:style style:name="T11_365" style:family="text"/>
    <style:style style:name="T11_366" style:family="text"/>
    <style:style style:name="T11_367" style:family="text"/>
    <style:style style:name="T11_368" style:family="text"/>
    <style:style style:name="T11_369" style:family="text"/>
    <style:style style:name="T11_370" style:family="text"/>
    <style:style style:name="T11_371" style:family="text"/>
    <style:style style:name="T11_372" style:family="text"/>
    <style:style style:name="T11_373" style:family="text"/>
    <style:style style:name="T11_374" style:family="text"/>
    <style:style style:name="T11_375" style:family="text"/>
    <style:style style:name="T11_376" style:family="text"/>
    <style:style style:name="T11_377" style:family="text"/>
    <style:style style:name="T11_378" style:family="text"/>
    <style:style style:name="T11_379" style:family="text"/>
    <style:style style:name="T11_380" style:family="text"/>
    <style:style style:name="T11_381" style:family="text"/>
    <style:style style:name="T11_38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T18_191" style:family="text"/>
    <style:style style:name="T18_192" style:family="text"/>
    <style:style style:name="T18_193" style:family="text"/>
    <style:style style:name="T18_194" style:family="text"/>
    <style:style style:name="T18_195" style:family="text"/>
    <style:style style:name="T18_196" style:family="text"/>
    <style:style style:name="T18_197" style:family="text"/>
    <style:style style:name="T18_198" style:family="text"/>
    <style:style style:name="T18_199" style:family="text"/>
    <style:style style:name="T18_200" style:family="text"/>
    <style:style style:name="T18_201" style:family="text"/>
    <style:style style:name="T18_202" style:family="text"/>
    <style:style style:name="T18_203" style:family="text"/>
    <style:style style:name="T18_204" style:family="text"/>
    <style:style style:name="T18_205" style:family="text"/>
    <style:style style:name="T18_206" style:family="text"/>
    <style:style style:name="T18_207" style:family="text"/>
    <style:style style:name="T18_208" style:family="text"/>
    <style:style style:name="T18_209" style:family="text"/>
    <style:style style:name="T18_210" style:family="text"/>
    <style:style style:name="T18_211" style:family="text"/>
    <style:style style:name="T18_212" style:family="text"/>
    <style:style style:name="T18_213" style:family="text"/>
    <style:style style:name="T18_214" style:family="text">
      <style:text-properties fo:color="#1155cc" style:text-underline-style="solid" style:text-underline-color="font-color"/>
    </style:style>
    <style:style style:name="T18_215" style:family="text"/>
    <style:style style:name="T18_216" style:family="text"/>
    <style:style style:name="T18_217" style:family="text"/>
    <style:style style:name="T18_218" style:family="text"/>
    <style:style style:name="T18_219" style:family="text"/>
    <style:style style:name="T18_220" style:family="text"/>
    <style:style style:name="T18_221" style:family="text"/>
    <style:style style:name="T18_222" style:family="text"/>
    <style:style style:name="T18_223" style:family="text"/>
    <style:style style:name="T18_224" style:family="text"/>
    <style:style style:name="T18_225" style:family="text"/>
    <style:style style:name="T18_226" style:family="text"/>
    <style:style style:name="T18_227" style:family="text"/>
    <style:style style:name="T18_228" style:family="text"/>
    <style:style style:name="T18_229" style:family="text"/>
    <style:style style:name="T18_230" style:family="text"/>
    <style:style style:name="T18_231" style:family="text"/>
    <style:style style:name="T18_232" style:family="text"/>
    <style:style style:name="T18_233" style:family="text"/>
    <style:style style:name="T18_234" style:family="text"/>
    <style:style style:name="T18_235" style:family="text"/>
    <style:style style:name="T18_236" style:family="text"/>
    <style:style style:name="T18_237" style:family="text"/>
    <style:style style:name="T18_238" style:family="text"/>
    <style:style style:name="T18_239" style:family="text"/>
    <style:style style:name="T18_240" style:family="text"/>
    <style:style style:name="T18_241" style:family="text"/>
    <style:style style:name="T18_242" style:family="text"/>
    <style:style style:name="T18_243" style:family="text"/>
    <style:style style:name="T18_244" style:family="text"/>
    <style:style style:name="T18_245" style:family="text"/>
    <style:style style:name="T18_246" style:family="text"/>
    <style:style style:name="T18_247" style:family="text"/>
    <style:style style:name="T18_248" style:family="text"/>
    <style:style style:name="T18_249" style:family="text"/>
    <style:style style:name="T18_250" style:family="text"/>
    <style:style style:name="T18_251" style:family="text"/>
    <style:style style:name="T18_252" style:family="text"/>
    <style:style style:name="T18_253" style:family="text"/>
    <style:style style:name="T18_254" style:family="text"/>
    <style:style style:name="T18_255" style:family="text"/>
    <style:style style:name="T18_256" style:family="text"/>
    <style:style style:name="T18_257" style:family="text"/>
    <style:style style:name="T18_258" style:family="text"/>
    <style:style style:name="T18_259" style:family="text"/>
    <style:style style:name="T18_260" style:family="text"/>
    <style:style style:name="T18_261" style:family="text"/>
    <style:style style:name="T18_262" style:family="text"/>
    <style:style style:name="T18_263" style:family="text"/>
    <style:style style:name="T18_264" style:family="text"/>
    <style:style style:name="T18_265" style:family="text"/>
    <style:style style:name="T18_266" style:family="text"/>
    <style:style style:name="T18_267" style:family="text"/>
    <style:style style:name="T18_268" style:family="text"/>
    <style:style style:name="T18_269" style:family="text"/>
    <style:style style:name="T18_270" style:family="text"/>
    <style:style style:name="T18_271" style:family="text"/>
    <style:style style:name="T18_272" style:family="text"/>
    <style:style style:name="T18_273" style:family="text"/>
    <style:style style:name="T18_274" style:family="text"/>
    <style:style style:name="T18_275" style:family="text"/>
    <style:style style:name="T18_276" style:family="text"/>
    <style:style style:name="T18_277" style:family="text"/>
    <style:style style:name="T18_278" style:family="text"/>
    <style:style style:name="T18_279" style:family="text"/>
    <style:style style:name="T18_280" style:family="text"/>
    <style:style style:name="T18_281" style:family="text"/>
    <style:style style:name="T18_282" style:family="text"/>
    <style:style style:name="T18_283" style:family="text"/>
    <style:style style:name="T18_284" style:family="text"/>
    <style:style style:name="T18_285" style:family="text"/>
    <style:style style:name="T18_286" style:family="text"/>
    <style:style style:name="T18_287" style:family="text"/>
    <style:style style:name="T18_288" style:family="text"/>
    <style:style style:name="T18_289" style:family="text"/>
    <style:style style:name="T18_290" style:family="text"/>
    <style:style style:name="T18_291" style:family="text"/>
    <style:style style:name="T18_292" style:family="text"/>
    <style:style style:name="T18_293" style:family="text"/>
    <style:style style:name="T18_294" style:family="text"/>
    <style:style style:name="T18_295" style:family="text"/>
    <style:style style:name="T18_296" style:family="text"/>
    <style:style style:name="T18_297" style:family="text"/>
    <style:style style:name="T18_298" style:family="text"/>
    <style:style style:name="T18_299" style:family="text"/>
    <style:style style:name="T18_300" style:family="text"/>
    <style:style style:name="T18_301" style:family="text"/>
    <style:style style:name="T18_302" style:family="text"/>
    <style:style style:name="T18_303" style:family="text"/>
    <style:style style:name="T18_304" style:family="text"/>
    <style:style style:name="T18_305" style:family="text"/>
    <style:style style:name="T18_306" style:family="text"/>
    <style:style style:name="T18_307" style:family="text"/>
    <style:style style:name="T18_308" style:family="text"/>
    <style:style style:name="T18_309" style:family="text"/>
    <style:style style:name="T18_310" style:family="text"/>
    <style:style style:name="T18_311" style:family="text"/>
    <style:style style:name="T18_312" style:family="text"/>
    <style:style style:name="T18_313" style:family="text"/>
    <style:style style:name="T18_314" style:family="text"/>
    <style:style style:name="T18_315" style:family="text"/>
    <style:style style:name="T18_316" style:family="text"/>
    <style:style style:name="T18_317" style:family="text"/>
    <style:style style:name="T18_318" style:family="text"/>
    <style:style style:name="T18_319" style:family="text"/>
    <style:style style:name="T18_320" style:family="text"/>
    <style:style style:name="T18_321" style:family="text"/>
    <style:style style:name="T18_322" style:family="text"/>
    <style:style style:name="T18_323" style:family="text"/>
    <style:style style:name="T18_324" style:family="text"/>
    <style:style style:name="T18_325" style:family="text"/>
    <style:style style:name="T18_326" style:family="text"/>
    <style:style style:name="T18_327" style:family="text"/>
    <style:style style:name="T18_328" style:family="text"/>
    <style:style style:name="T18_329" style:family="text"/>
    <style:style style:name="T18_330" style:family="text"/>
    <style:style style:name="T18_331" style:family="text"/>
    <style:style style:name="T18_332" style:family="text"/>
    <style:style style:name="T18_333" style:family="text"/>
    <style:style style:name="T18_334" style:family="text"/>
    <style:style style:name="T18_335" style:family="text"/>
    <style:style style:name="T18_336" style:family="text"/>
    <style:style style:name="T18_337" style:family="text"/>
    <style:style style:name="T18_338" style:family="text"/>
    <style:style style:name="T18_339" style:family="text"/>
    <style:style style:name="T18_340" style:family="text"/>
    <style:style style:name="T18_341" style:family="text"/>
    <style:style style:name="T18_342" style:family="text"/>
    <style:style style:name="T18_343" style:family="text"/>
    <style:style style:name="T18_344" style:family="text"/>
    <style:style style:name="T18_345" style:family="text"/>
    <style:style style:name="T18_346" style:family="text"/>
    <style:style style:name="T18_347" style:family="text"/>
    <style:style style:name="T18_348" style:family="text"/>
    <style:style style:name="T18_349" style:family="text"/>
    <style:style style:name="T18_350" style:family="text"/>
    <style:style style:name="T18_351" style:family="text"/>
    <style:style style:name="T18_352" style:family="text"/>
    <style:style style:name="T18_353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</office:automatic-styles>
  <office:body>
    <office:text>
      <text:p text:style-name="P1"><text:span text:style-name="T1_1">SPIDIvonMARDER</text:span></text:p>
      <text:p text:style-name="P2"/>
      <text:p text:style-name="P3"><text:span text:style-name="T3_1">Odcinek</text:span><text:span text:style-name="T3_2"><text:s/></text:span><text:span text:style-name="T3_3">był</text:span><text:span text:style-name="T3_4"><text:s/></text:span><text:span text:style-name="T3_5">nafaszerowany</text:span><text:span text:style-name="T3_6"><text:s/></text:span><text:span text:style-name="T3_7">bardzo</text:span><text:span text:style-name="T3_8"><text:s/></text:span><text:span text:style-name="T3_9">ciekawymi</text:span><text:span text:style-name="T3_10"><text:s/></text:span><text:span text:style-name="T3_11">i</text:span><text:span text:style-name="T3_12"><text:s/></text:span><text:span text:style-name="T3_13">śmiesznymi</text:span><text:span text:style-name="T3_14"><text:s/></text:span><text:span text:style-name="T3_15">elementami</text:span><text:span text:style-name="T3_16"><text:s/></text:span><text:span text:style-name="T3_17">rozpoznawalnymi</text:span><text:span text:style-name="T3_18"><text:s/></text:span><text:span text:style-name="T3_19">dla</text:span><text:span text:style-name="T3_20"><text:s/></text:span><text:span text:style-name="T3_21">starszych</text:span><text:span text:style-name="T3_22"><text:s/></text:span><text:span text:style-name="T3_23">widzów</text:span><text:span text:style-name="T3_24">.<text:s/></text:span><text:span text:style-name="T3_25">Jednak</text:span><text:span text:style-name="T3_26"><text:s/></text:span><text:span text:style-name="T3_27">Discord</text:span><text:span text:style-name="T3_28"><text:s/></text:span><text:span text:style-name="T3_29">mógłby</text:span><text:span text:style-name="T3_30"><text:s/></text:span><text:span text:style-name="T3_31">spokojnie</text:span><text:span text:style-name="T3_32"><text:s/></text:span><text:span text:style-name="T3_33">usunąć</text:span><text:span text:style-name="T3_34"><text:s/></text:span><text:span text:style-name="T3_35">konto</text:span><text:span text:style-name="T3_36"><text:s/></text:span><text:span text:style-name="T3_37">i</text:span><text:span text:style-name="T3_38"><text:s/></text:span><text:span text:style-name="T3_39">przestać</text:span><text:span text:style-name="T3_40"><text:s/></text:span><text:span text:style-name="T3_41">psuć</text:span><text:span text:style-name="T3_42"><text:s/></text:span><text:span text:style-name="T3_43">ten</text:span><text:span text:style-name="T3_44"><text:s/></text:span><text:span text:style-name="T3_45">serial</text:span><text:span text:style-name="T3_46">,<text:s/></text:span><text:span text:style-name="T3_47">gdyż</text:span><text:span text:style-name="T3_48"><text:s/></text:span><text:span text:style-name="T3_49">przez</text:span><text:span text:style-name="T3_50"><text:s/></text:span><text:span text:style-name="T3_51">niego</text:span><text:span text:style-name="T3_52"><text:s/></text:span><text:span text:style-name="T3_53">odcinek</text:span><text:span text:style-name="T3_54"><text:s/></text:span><text:span text:style-name="T3_55">był</text:span><text:span text:style-name="T3_56"><text:s/></text:span><text:span text:style-name="T3_57">taki</text:span><text:span text:style-name="T3_58">…<text:s/></text:span><text:span text:style-name="T3_59">głupawy</text:span><text:span text:style-name="T3_60">.<text:s/></text:span><text:span text:style-name="T3_61">Śmieszny</text:span><text:span text:style-name="T3_62">,<text:s/></text:span><text:span text:style-name="T3_63">ok</text:span><text:span text:style-name="T3_64">…<text:s/></text:span><text:span text:style-name="T3_65">ale</text:span><text:span text:style-name="T3_66"><text:s/></text:span><text:span text:style-name="T3_67">pozbawiony</text:span><text:span text:style-name="T3_68"><text:s/></text:span><text:span text:style-name="T3_69">mądrości</text:span><text:span text:style-name="T3_70">.<text:s/></text:span><text:span text:style-name="T3_71">Nawet</text:span><text:span text:style-name="T3_72"><text:s/></text:span><text:span text:style-name="T3_73">podobny</text:span><text:span text:style-name="T3_74"><text:s/></text:span><text:span text:style-name="T3_75">morał</text:span><text:span text:style-name="T3_76"><text:s/></text:span><text:span text:style-name="T3_77">już</text:span><text:span text:style-name="T3_78"><text:s/></text:span><text:span text:style-name="T3_79">widzieliśmy</text:span><text:span text:style-name="T3_80">.<text:s/></text:span><text:span text:style-name="T3_81">Cieszyły</text:span><text:span text:style-name="T3_82"><text:s/></text:span><text:span text:style-name="T3_83">natomiast</text:span><text:span text:style-name="T3_84"><text:s/></text:span><text:span text:style-name="T3_85">smaczki</text:span><text:span text:style-name="T3_86">,<text:s/></text:span><text:span text:style-name="T3_87">bohaterowie</text:span><text:span text:style-name="T3_88"><text:s/></text:span><text:span text:style-name="T3_89">drugiego</text:span><text:span text:style-name="T3_90"><text:s/></text:span><text:span text:style-name="T3_91">planu</text:span><text:span text:style-name="T3_92"><text:s/></text:span><text:span text:style-name="T3_93">i</text:span><text:span text:style-name="T3_94"><text:s/></text:span><text:span text:style-name="T3_95">ich</text:span><text:span text:style-name="T3_96"><text:s/></text:span><text:span text:style-name="T3_97">teksty</text:span><text:span text:style-name="T3_98">.<text:s/></text:span><text:span text:style-name="T3_99">Tak</text:span><text:span text:style-name="T3_100">,<text:s/></text:span><text:span text:style-name="T3_101">to</text:span><text:span text:style-name="T3_102"><text:s/></text:span><text:span text:style-name="T3_103">drugi</text:span><text:span text:style-name="T3_104"><text:s/></text:span><text:span text:style-name="T3_105">plan</text:span><text:span text:style-name="T3_106"><text:s/></text:span><text:span text:style-name="T3_107">stanowił</text:span><text:span text:style-name="T3_108"><text:s/></text:span><text:span text:style-name="T3_109">o</text:span><text:span text:style-name="T3_110"><text:s/></text:span><text:span text:style-name="T3_111">jakości</text:span><text:span text:style-name="T3_112"><text:s/></text:span><text:span text:style-name="T3_113">odcinka</text:span><text:span text:style-name="T3_114">,<text:s/></text:span><text:span text:style-name="T3_115">a</text:span><text:span text:style-name="T3_116"><text:s/></text:span><text:span text:style-name="T3_117">nie</text:span><text:span text:style-name="T3_118"><text:s/></text:span><text:span text:style-name="T3_119">pierwszy</text:span><text:span text:style-name="T3_120">.</text:span></text:p>
      <text:p text:style-name="P4"/>
      <text:p text:style-name="P5"><text:span text:style-name="T5_1">Kamisha</text:span></text:p>
      <text:p text:style-name="P6"/>
      <text:p text:style-name="P7"><text:span text:style-name="T7_1">Twórcy</text:span><text:span text:style-name="T7_2"><text:s/></text:span><text:span text:style-name="T7_3">powinni</text:span><text:span text:style-name="T7_4"><text:s/></text:span><text:span text:style-name="T7_5">mieć</text:span><text:span text:style-name="T7_6"><text:s/></text:span><text:span text:style-name="T7_7">zakaz</text:span><text:span text:style-name="T7_8"><text:s/></text:span><text:span text:style-name="T7_9">robienia</text:span><text:span text:style-name="T7_10"><text:s/></text:span><text:span text:style-name="T7_11">kolejnych</text:span><text:span text:style-name="T7_12"><text:s/></text:span><text:span text:style-name="T7_13">odcinków</text:span><text:span text:style-name="T7_14"><text:s/></text:span><text:span text:style-name="T7_15">z</text:span><text:span text:style-name="T7_16"><text:s/></text:span><text:span text:style-name="T7_17">Discordem</text:span><text:span text:style-name="T7_18">.<text:s/></text:span><text:span text:style-name="T7_19">Ta</text:span><text:span text:style-name="T7_20"><text:s/></text:span><text:span text:style-name="T7_21">uprzednio</text:span><text:span text:style-name="T7_22"><text:s/></text:span><text:span text:style-name="T7_23">złożona</text:span><text:span text:style-name="T7_24">,<text:s/></text:span><text:span text:style-name="T7_25">niezależna</text:span><text:span text:style-name="T7_26"><text:s/></text:span><text:span text:style-name="T7_27">i</text:span><text:span text:style-name="T7_28"><text:s/></text:span><text:span text:style-name="T7_29">jedna</text:span><text:span text:style-name="T7_30"><text:s/></text:span><text:span text:style-name="T7_31">z</text:span><text:span text:style-name="T7_32"><text:s/></text:span><text:span text:style-name="T7_33">najciekawszych</text:span><text:span text:style-name="T7_34"><text:s/></text:span><text:span text:style-name="T7_35">postaci</text:span><text:span text:style-name="T7_36"><text:s/></text:span><text:span text:style-name="T7_37">zrobiła</text:span><text:span text:style-name="T7_38"><text:s/></text:span><text:span text:style-name="T7_39">się</text:span><text:span text:style-name="T7_40"><text:s/></text:span><text:span text:style-name="T7_41">płytka</text:span><text:span text:style-name="T7_42">,<text:s/></text:span><text:span text:style-name="T7_43">nudna</text:span><text:span text:style-name="T7_44">,<text:s/></text:span><text:span text:style-name="T7_45">a</text:span><text:span text:style-name="T7_46"><text:s/></text:span><text:span text:style-name="T7_47">czasami</text:span><text:span text:style-name="T7_48"><text:s/></text:span><text:span text:style-name="T7_49">wręcz</text:span><text:span text:style-name="T7_50"><text:s/></text:span><text:span text:style-name="T7_51">żenująca</text:span><text:span text:style-name="T7_52">.<text:s/></text:span><text:span text:style-name="T7_53">Jego</text:span><text:span text:style-name="T7_54"><text:s/></text:span><text:span text:style-name="T7_55">marne</text:span><text:span text:style-name="T7_56"><text:s/></text:span><text:span text:style-name="T7_57">próby</text:span><text:span text:style-name="T7_58"><text:s/></text:span><text:span text:style-name="T7_59">zwrócenia</text:span><text:span text:style-name="T7_60"><text:s/></text:span><text:span text:style-name="T7_61">na</text:span><text:span text:style-name="T7_62"><text:s/></text:span><text:span text:style-name="T7_63">siebie</text:span><text:span text:style-name="T7_64"><text:s/></text:span><text:span text:style-name="T7_65">uwagi</text:span><text:span text:style-name="T7_66"><text:s/></text:span><text:span text:style-name="T7_67">Fluttershy</text:span><text:span text:style-name="T7_68"><text:s/></text:span><text:span text:style-name="T7_69">były</text:span><text:span text:style-name="T7_70"><text:s/></text:span><text:span text:style-name="T7_71">zwyczajnie</text:span><text:span text:style-name="T7_72"><text:s/></text:span><text:span text:style-name="T7_73">denne</text:span><text:span text:style-name="T7_74">.<text:s/></text:span><text:span text:style-name="T7_75">A</text:span><text:span text:style-name="T7_76"><text:s/></text:span><text:span text:style-name="T7_77">Celestia</text:span><text:span text:style-name="T7_78">?<text:s/></text:span><text:span text:style-name="T7_79">Z</text:span><text:span text:style-name="T7_80"><text:s/></text:span><text:span text:style-name="T7_81">odcinka</text:span><text:span text:style-name="T7_82"><text:s/></text:span><text:span text:style-name="T7_83">na</text:span><text:span text:style-name="T7_84"><text:s/></text:span><text:span text:style-name="T7_85">odcinek</text:span><text:span text:style-name="T7_86"><text:s/></text:span><text:span text:style-name="T7_87">jest</text:span><text:span text:style-name="T7_88"><text:s/></text:span><text:span text:style-name="T7_89">coraz</text:span><text:span text:style-name="T7_90"><text:s/></text:span><text:span text:style-name="T7_91">głupsza</text:span><text:span text:style-name="T7_92"><text:s/></text:span><text:span text:style-name="T7_93">i</text:span><text:span text:style-name="T7_94"><text:s/></text:span><text:span text:style-name="T7_95">słabsza</text:span><text:span text:style-name="T7_96">.<text:s/></text:span><text:span text:style-name="T7_97">Ten</text:span><text:span text:style-name="T7_98"><text:s/></text:span><text:span text:style-name="T7_99">epizod</text:span><text:span text:style-name="T7_100">,<text:s/></text:span><text:span text:style-name="T7_101">mimo</text:span><text:span text:style-name="T7_102"><text:s/></text:span><text:span text:style-name="T7_103">obecności</text:span><text:span text:style-name="T7_104"><text:s/></text:span><text:span text:style-name="T7_105">kilku</text:span><text:span text:style-name="T7_106"><text:s/></text:span><text:span text:style-name="T7_107">ciekawych</text:span><text:span text:style-name="T7_108"><text:s/></text:span><text:span text:style-name="T7_109">postaci</text:span><text:span text:style-name="T7_110"><text:s/></text:span><text:span text:style-name="T7_111">i</text:span><text:span text:style-name="T7_112"><text:s/></text:span><text:span text:style-name="T7_113">sporej</text:span><text:span text:style-name="T7_114"><text:s/></text:span><text:span text:style-name="T7_115">dawki</text:span><text:span text:style-name="T7_116"><text:s/></text:span><text:span text:style-name="T7_117">humoru</text:span><text:span text:style-name="T7_118">,<text:s/></text:span><text:span text:style-name="T7_119">oceniam</text:span><text:span text:style-name="T7_120"><text:s/></text:span><text:span text:style-name="T7_121">dość</text:span><text:span text:style-name="T7_122"><text:s/></text:span><text:span text:style-name="T7_123">nisko</text:span><text:span text:style-name="T7_124"><text:s/>−<text:s/></text:span><text:span text:style-name="T7_125">według</text:span><text:span text:style-name="T7_126"><text:s/></text:span><text:span text:style-name="T7_127">mnie</text:span><text:span text:style-name="T7_128"><text:s/></text:span><text:span text:style-name="T7_129">jak</text:span><text:span text:style-name="T7_130"><text:s/></text:span><text:span text:style-name="T7_131">na</text:span><text:span text:style-name="T7_132"><text:s/></text:span><text:span text:style-name="T7_133">razie</text:span><text:span text:style-name="T7_134"><text:s/></text:span><text:span text:style-name="T7_135">najgorszy</text:span><text:span text:style-name="T7_136"><text:s/></text:span><text:span text:style-name="T7_137">z</text:span><text:span text:style-name="T7_138"><text:s/></text:span><text:span text:style-name="T7_139">tego</text:span><text:span text:style-name="T7_140"><text:s/></text:span><text:span text:style-name="T7_141">sezonu</text:span><text:span text:style-name="T7_142">.</text:span></text:p>
      <text:p text:style-name="P8"/>
      <text:p text:style-name="P9"><text:span text:style-name="T9_1">Macter</text:span><text:span text:style-name="T9_2">4</text:span></text:p>
      <text:p text:style-name="P10"><text:span text:style-name="T10_1"><text:s/></text:span></text:p>
      <text:p text:style-name="P11"><text:span text:style-name="T11_1">Ten</text:span><text:span text:style-name="T11_2"><text:s/></text:span><text:span text:style-name="T11_3">odcinek</text:span><text:span text:style-name="T11_4"><text:s/></text:span><text:span text:style-name="T11_5">zdecydowanie</text:span><text:span text:style-name="T11_6"><text:s/></text:span><text:span text:style-name="T11_7">sponsorował</text:span><text:span text:style-name="T11_8"><text:s/></text:span><text:span text:style-name="T11_9">nasz</text:span><text:span text:style-name="T11_10"><text:s/></text:span><text:span text:style-name="T11_11">redakcyjny</text:span><text:span text:style-name="T11_12"><text:s/></text:span><text:span text:style-name="T11_13">korektor</text:span><text:span text:style-name="T11_14"><text:s/></text:span><text:span text:style-name="T11_15">Gandzia</text:span><text:span text:style-name="T11_16">.<text:s/></text:span><text:span text:style-name="T11_17">Sensem</text:span><text:span text:style-name="T11_18"><text:s/></text:span><text:span text:style-name="T11_19">odcinka</text:span><text:span text:style-name="T11_20"><text:s/></text:span><text:span text:style-name="T11_21">była</text:span><text:span text:style-name="T11_22"><text:s/></text:span><text:span text:style-name="T11_23">zazdrość</text:span><text:span text:style-name="T11_24"><text:s/></text:span><text:span text:style-name="T11_25">Discorda</text:span><text:span text:style-name="T11_26">.<text:s/></text:span><text:span text:style-name="T11_27">No</text:span><text:span text:style-name="T11_28"><text:s/></text:span><text:span text:style-name="T11_29">i</text:span><text:span text:style-name="T11_30"><text:s/></text:span><text:span text:style-name="T11_31">tu</text:span><text:span text:style-name="T11_32"><text:s/></text:span><text:span text:style-name="T11_33">zaczyna</text:span><text:span text:style-name="T11_34"><text:s/></text:span><text:span text:style-name="T11_35">się</text:span><text:span text:style-name="T11_36"><text:s/></text:span><text:span text:style-name="T11_37">problem</text:span><text:span text:style-name="T11_38">.<text:s/></text:span><text:span text:style-name="T11_39">Sam</text:span><text:span text:style-name="T11_40"><text:s/></text:span><text:span text:style-name="T11_41">koncept</text:span><text:span text:style-name="T11_42"><text:s/></text:span><text:span text:style-name="T11_43">nie</text:span><text:span text:style-name="T11_44"><text:s/></text:span><text:span text:style-name="T11_45">jest</text:span><text:span text:style-name="T11_46"><text:s/></text:span><text:span text:style-name="T11_47">zły</text:span><text:span text:style-name="T11_48">,<text:s/></text:span><text:span text:style-name="T11_49">jednak</text:span><text:span text:style-name="T11_50"><text:s/></text:span><text:span text:style-name="T11_51">wszystko</text:span><text:span text:style-name="T11_52"><text:s/></text:span><text:span text:style-name="T11_53">rozbija</text:span><text:span text:style-name="T11_54"><text:s/></text:span><text:span text:style-name="T11_55">się</text:span><text:span text:style-name="T11_56"><text:s/></text:span><text:span text:style-name="T11_57">o</text:span><text:span text:style-name="T11_58"><text:s/></text:span><text:span text:style-name="T11_59">postać</text:span><text:span text:style-name="T11_60"><text:s/></text:span><text:span text:style-name="T11_61">Pana</text:span><text:span text:style-name="T11_62"><text:s/></text:span><text:span text:style-name="T11_63">Chaosu</text:span><text:span text:style-name="T11_64">.<text:s/></text:span><text:span text:style-name="T11_65">Osoby</text:span><text:span text:style-name="T11_66">,<text:s/></text:span><text:span text:style-name="T11_67">które</text:span><text:span text:style-name="T11_68"><text:s/></text:span><text:span text:style-name="T11_69">go</text:span><text:span text:style-name="T11_70"><text:s/></text:span><text:span text:style-name="T11_71">uwielbiały</text:span><text:span text:style-name="T11_72">,<text:s/></text:span><text:span text:style-name="T11_73">a</text:span><text:span text:style-name="T11_74"><text:s/></text:span><text:span text:style-name="T11_75">można</text:span><text:span text:style-name="T11_76"><text:s/></text:span><text:span text:style-name="T11_77">by</text:span><text:span text:style-name="T11_78"><text:s/></text:span><text:span text:style-name="T11_79">rzec</text:span><text:span text:style-name="T11_80">,<text:s/></text:span><text:span text:style-name="T11_81">że</text:span><text:span text:style-name="T11_82"><text:s/></text:span><text:span text:style-name="T11_83">nawet</text:span><text:span text:style-name="T11_84"><text:s/></text:span><text:span text:style-name="T11_85">ubóstwiały</text:span><text:span text:style-name="T11_86"><text:s/></text:span><text:span text:style-name="T11_87">po</text:span><text:span text:style-name="T11_88"><text:s/></text:span><text:span text:style-name="T11_89">premierze</text:span><text:span text:style-name="T11_90"><text:s/>2<text:s/></text:span><text:span text:style-name="T11_91">sezonu</text:span><text:span text:style-name="T11_92"><text:s/></text:span><text:span text:style-name="T11_93">będą</text:span><text:span text:style-name="T11_94"><text:s/></text:span><text:span text:style-name="T11_95">mocno</text:span><text:span text:style-name="T11_96"><text:s/></text:span><text:span text:style-name="T11_97">zawiedzone</text:span><text:span text:style-name="T11_98">.<text:s/></text:span><text:span text:style-name="T11_99">Ten</text:span><text:span text:style-name="T11_100"><text:s/></text:span><text:span text:style-name="T11_101">odcinek</text:span><text:span text:style-name="T11_102"><text:s/></text:span><text:span text:style-name="T11_103">będzie</text:span><text:span text:style-name="T11_104"><text:s/></text:span><text:span text:style-name="T11_105">dla</text:span><text:span text:style-name="T11_106"><text:s/></text:span><text:span text:style-name="T11_107">nich</text:span><text:span text:style-name="T11_108"><text:s/></text:span><text:span text:style-name="T11_109">kolejnym</text:span><text:span text:style-name="T11_110"><text:s/></text:span><text:span text:style-name="T11_111">etapem</text:span><text:span text:style-name="T11_112"><text:s/></text:span><text:span text:style-name="T11_113">niszczenia</text:span><text:span text:style-name="T11_114"><text:s/></text:span><text:span text:style-name="T11_115">postaci</text:span><text:span text:style-name="T11_116">.<text:s/></text:span><text:span text:style-name="T11_117">Dla</text:span><text:span text:style-name="T11_118"><text:s/></text:span><text:span text:style-name="T11_119">reszty</text:span><text:span text:style-name="T11_120">,<text:s/></text:span><text:span text:style-name="T11_121">która</text:span><text:span text:style-name="T11_122"><text:s/></text:span><text:span text:style-name="T11_123">nie</text:span><text:span text:style-name="T11_124"><text:s/></text:span><text:span text:style-name="T11_125">przywiązywała</text:span><text:span text:style-name="T11_126"><text:s/></text:span><text:span text:style-name="T11_127">większej</text:span><text:span text:style-name="T11_128"><text:s/></text:span><text:span text:style-name="T11_129">wagi</text:span><text:span text:style-name="T11_130"><text:s/></text:span><text:span text:style-name="T11_131">do</text:span><text:span text:style-name="T11_132"><text:s/></text:span><text:span text:style-name="T11_133">tej</text:span><text:span text:style-name="T11_134"><text:s/></text:span><text:span text:style-name="T11_135">postaci</text:span><text:span text:style-name="T11_136">,<text:s/></text:span><text:span text:style-name="T11_137">będzie</text:span><text:span text:style-name="T11_138"><text:s/></text:span><text:span text:style-name="T11_139">to</text:span><text:span text:style-name="T11_140"><text:s/></text:span><text:span text:style-name="T11_141">po</text:span><text:span text:style-name="T11_142"><text:s/></text:span><text:span text:style-name="T11_143">prostu</text:span><text:span text:style-name="T11_144"><text:s/></text:span><text:span text:style-name="T11_145">kolejny</text:span><text:span text:style-name="T11_146"><text:s/></text:span><text:span text:style-name="T11_147">jego</text:span><text:span text:style-name="T11_148"><text:s/></text:span><text:span text:style-name="T11_149">występ</text:span><text:span text:style-name="T11_150">.<text:s/></text:span><text:span text:style-name="T11_151">To</text:span><text:span text:style-name="T11_152">,<text:s/></text:span><text:span text:style-name="T11_153">co</text:span><text:span text:style-name="T11_154"><text:s/></text:span><text:span text:style-name="T11_155">było</text:span><text:span text:style-name="T11_156"><text:s/></text:span><text:span text:style-name="T11_157">naprawdę</text:span><text:span text:style-name="T11_158"><text:s/></text:span><text:span text:style-name="T11_159">mocnym</text:span><text:span text:style-name="T11_160"><text:s/></text:span><text:span text:style-name="T11_161">elementem</text:span><text:span text:style-name="T11_162"><text:s/></text:span><text:span text:style-name="T11_163">tego</text:span><text:span text:style-name="T11_164"><text:s/></text:span><text:span text:style-name="T11_165">epizodu</text:span><text:span text:style-name="T11_166">,<text:s/></text:span><text:span text:style-name="T11_167">to</text:span><text:span text:style-name="T11_168"><text:s/></text:span><text:span text:style-name="T11_169">Tree</text:span><text:span text:style-name="T11_170"><text:s/></text:span><text:span text:style-name="T11_171">Hugger</text:span><text:span text:style-name="T11_172">.<text:s/></text:span><text:span text:style-name="T11_173">Jest</text:span><text:span text:style-name="T11_174"><text:s/></text:span><text:span text:style-name="T11_175">to</text:span><text:span text:style-name="T11_176"><text:s/></text:span><text:span text:style-name="T11_177">prawie</text:span><text:span text:style-name="T11_178"><text:s/></text:span><text:span text:style-name="T11_179">wzorcowy</text:span><text:span text:style-name="T11_180"><text:s/></text:span><text:span text:style-name="T11_181">przykład</text:span><text:span text:style-name="T11_182"><text:s/></text:span><text:span text:style-name="T11_183">hipiski</text:span><text:span text:style-name="T11_184">.<text:s/></text:span><text:span text:style-name="T11_185">Swoim</text:span><text:span text:style-name="T11_186"><text:s/></text:span><text:span text:style-name="T11_187">zachowaniem</text:span><text:span text:style-name="T11_188"><text:s/></text:span><text:span text:style-name="T11_189">potrafi</text:span><text:span text:style-name="T11_190"><text:s/></text:span><text:span text:style-name="T11_191">zaskoczyć</text:span><text:span text:style-name="T11_192"><text:s/></text:span><text:span text:style-name="T11_193">nawet</text:span><text:span text:style-name="T11_194"><text:s/></text:span><text:span text:style-name="T11_195">Discorda</text:span><text:span text:style-name="T11_196">.<text:s/></text:span><text:span text:style-name="T11_197">Jedyne</text:span><text:span text:style-name="T11_198">,<text:s/></text:span><text:span text:style-name="T11_199">czego</text:span><text:span text:style-name="T11_200"><text:s/></text:span><text:span text:style-name="T11_201">brakuje</text:span><text:span text:style-name="T11_202">,<text:s/></text:span><text:span text:style-name="T11_203">to</text:span><text:span text:style-name="T11_204"><text:s/></text:span><text:span text:style-name="T11_205">wypalenie</text:span><text:span text:style-name="T11_206"><text:s/></text:span><text:span text:style-name="T11_207">zioła</text:span><text:span text:style-name="T11_208"><text:s/></text:span><text:span text:style-name="T11_209">przed</text:span><text:span text:style-name="T11_210"><text:s/></text:span><text:span text:style-name="T11_211">kamerą</text:span><text:span text:style-name="T11_212">,<text:s/></text:span><text:span text:style-name="T11_213">ale</text:span><text:span text:style-name="T11_214"><text:s/></text:span><text:span text:style-name="T11_215">takiej</text:span><text:span text:style-name="T11_216"><text:s/></text:span><text:span text:style-name="T11_217">sceny</text:span><text:span text:style-name="T11_218"><text:s/></text:span><text:span text:style-name="T11_219">nie</text:span><text:span text:style-name="T11_220"><text:s/></text:span><text:span text:style-name="T11_221">da</text:span><text:span text:style-name="T11_222"><text:s/></text:span><text:span text:style-name="T11_223">rady</text:span><text:span text:style-name="T11_224"><text:s/></text:span><text:span text:style-name="T11_225">przepuścić</text:span><text:span text:style-name="T11_226"><text:s/></text:span><text:span text:style-name="T11_227">jako</text:span><text:span text:style-name="T11_228"><text:s/></text:span><text:span text:style-name="T11_229">serial</text:span><text:span text:style-name="T11_230"><text:s/></text:span><text:span text:style-name="T11_231">edukacyjny</text:span><text:span text:style-name="T11_232">.<text:s/></text:span><text:span text:style-name="T11_233">Odcinek</text:span><text:span text:style-name="T11_234"><text:s/></text:span><text:span text:style-name="T11_235">ogólnie</text:span><text:span text:style-name="T11_236"><text:s/></text:span><text:span text:style-name="T11_237">oceniam</text:span><text:span text:style-name="T11_238"><text:s/></text:span><text:span text:style-name="T11_239">dobrze</text:span><text:span text:style-name="T11_240"><text:s/></text:span><text:span text:style-name="T11_241">poza</text:span><text:span text:style-name="T11_242"><text:s/></text:span><text:span text:style-name="T11_243">jednym</text:span><text:span text:style-name="T11_244"><text:s/></text:span><text:span text:style-name="T11_245">małym</text:span><text:span text:style-name="T11_246"><text:s/></text:span><text:span text:style-name="T11_247">fragmentem</text:span><text:span text:style-name="T11_248">.<text:s/></text:span><text:span text:style-name="T11_249">Jest</text:span><text:span text:style-name="T11_250"><text:s/></text:span><text:span text:style-name="T11_251">ewolucja</text:span><text:span text:style-name="T11_252"><text:s/></text:span><text:span text:style-name="T11_253">zachowania</text:span><text:span text:style-name="T11_254"><text:s/></text:span><text:span text:style-name="T11_255">Celestii</text:span><text:span text:style-name="T11_256">.<text:s/></text:span><text:span text:style-name="T11_257">O</text:span><text:span text:style-name="T11_258"><text:s/></text:span><text:span text:style-name="T11_259">ile</text:span><text:span text:style-name="T11_260"><text:s/></text:span><text:span text:style-name="T11_261">delikatny</text:span><text:span text:style-name="T11_262"><text:s/></text:span><text:span text:style-name="T11_263">śmiech</text:span><text:span text:style-name="T11_264"><text:s/></text:span><text:span text:style-name="T11_265">podczas</text:span><text:span text:style-name="T11_266"><text:s/></text:span><text:span text:style-name="T11_267">żartu</text:span><text:span text:style-name="T11_268"><text:s/></text:span><text:span text:style-name="T11_269">Discorda</text:span><text:span text:style-name="T11_270"><text:s/></text:span><text:span text:style-name="T11_271">był</text:span><text:span text:style-name="T11_272"><text:s/></text:span><text:span text:style-name="T11_273">bardzo</text:span><text:span text:style-name="T11_274"><text:s/></text:span><text:span text:style-name="T11_275">dobrym</text:span><text:span text:style-name="T11_276"><text:s/></text:span><text:span text:style-name="T11_277">wtrąceniem</text:span><text:span text:style-name="T11_278">,<text:s/></text:span><text:span text:style-name="T11_279">o</text:span><text:span text:style-name="T11_280"><text:s/></text:span><text:span text:style-name="T11_281">tyle</text:span><text:span text:style-name="T11_282"><text:s/></text:span><text:span text:style-name="T11_283">jej</text:span><text:span text:style-name="T11_284"><text:s/></text:span><text:span text:style-name="T11_285">zachowanie</text:span><text:span text:style-name="T11_286"><text:s/></text:span><text:span text:style-name="T11_287">pod</text:span><text:span text:style-name="T11_288"><text:s/></text:span><text:span text:style-name="T11_289">sam</text:span><text:span text:style-name="T11_290"><text:s/></text:span><text:span text:style-name="T11_291">koniec</text:span><text:span text:style-name="T11_292"><text:s/></text:span><text:span text:style-name="T11_293">odcinka</text:span><text:span text:style-name="T11_294"><text:s/></text:span><text:span text:style-name="T11_295">mocno</text:span><text:span text:style-name="T11_296"><text:s/></text:span><text:span text:style-name="T11_297">niepokoi</text:span><text:span text:style-name="T11_298">.<text:s/></text:span><text:span text:style-name="T11_299">Postać</text:span><text:span text:style-name="T11_300"><text:s/></text:span><text:span text:style-name="T11_301">została</text:span><text:span text:style-name="T11_302"><text:s/></text:span><text:span text:style-name="T11_303">odarta</text:span><text:span text:style-name="T11_304"><text:s/></text:span><text:span text:style-name="T11_305">z</text:span><text:span text:style-name="T11_306"><text:s/></text:span><text:span text:style-name="T11_307">całego</text:span><text:span text:style-name="T11_308"><text:s/></text:span><text:span text:style-name="T11_309">majestatu</text:span><text:span text:style-name="T11_310">,<text:s/></text:span><text:span text:style-name="T11_311">jaki</text:span><text:span text:style-name="T11_312"><text:s/></text:span><text:span text:style-name="T11_313">posiadała</text:span><text:span text:style-name="T11_314">.<text:s/></text:span><text:span text:style-name="T11_315">Oby</text:span><text:span text:style-name="T11_316"><text:s/></text:span><text:span text:style-name="T11_317">to</text:span><text:span text:style-name="T11_318"><text:s/></text:span><text:span text:style-name="T11_319">wynikało</text:span><text:span text:style-name="T11_320"><text:s/></text:span><text:span text:style-name="T11_321">z</text:span><text:span text:style-name="T11_322"><text:s/></text:span><text:span text:style-name="T11_323">bliższego</text:span><text:span text:style-name="T11_324"><text:s/></text:span><text:span text:style-name="T11_325">zapoznawania</text:span><text:span text:style-name="T11_326"><text:s/></text:span><text:span text:style-name="T11_327">się</text:span><text:span text:style-name="T11_328"><text:s/></text:span><text:span text:style-name="T11_329">poza</text:span><text:span text:style-name="T11_330"><text:s/></text:span><text:span text:style-name="T11_331">anteną</text:span><text:span text:style-name="T11_332"><text:s/></text:span><text:span text:style-name="T11_333">z</text:span><text:span text:style-name="T11_334"><text:s/></text:span><text:span text:style-name="T11_335">Tree</text:span><text:span text:style-name="T11_336"><text:s/></text:span><text:span text:style-name="T11_337">Hugger</text:span><text:span text:style-name="T11_338"><text:s/></text:span><text:span text:style-name="T11_339">i</text:span><text:span text:style-name="T11_340"><text:s/></text:span><text:span text:style-name="T11_341">suszonymi</text:span><text:span text:style-name="T11_342"><text:s/></text:span><text:span text:style-name="T11_343">ziołami</text:span><text:span text:style-name="T11_344"><text:s/></text:span><text:span text:style-name="T11_345">z</text:span><text:span text:style-name="T11_346"><text:s/></text:span><text:span text:style-name="T11_347">jej</text:span><text:span text:style-name="T11_348"><text:s/></text:span><text:span text:style-name="T11_349">ogródka</text:span><text:span text:style-name="T11_350">,<text:s/></text:span><text:span text:style-name="T11_351">bo</text:span><text:span text:style-name="T11_352"><text:s/></text:span><text:span text:style-name="T11_353">w</text:span><text:span text:style-name="T11_354"><text:s/></text:span><text:span text:style-name="T11_355">przeciwnym</text:span><text:span text:style-name="T11_356"><text:s/></text:span><text:span text:style-name="T11_357">razie</text:span><text:span text:style-name="T11_358"><text:s/></text:span><text:span text:style-name="T11_359">nie</text:span><text:span text:style-name="T11_360"><text:s/></text:span><text:span text:style-name="T11_361">wróżę</text:span><text:span text:style-name="T11_362"><text:s/></text:span><text:span text:style-name="T11_363">nic</text:span><text:span text:style-name="T11_364"><text:s/></text:span><text:span text:style-name="T11_365">dobrego</text:span><text:span text:style-name="T11_366"><text:s/></text:span><text:span text:style-name="T11_367">dla</text:span><text:span text:style-name="T11_368"><text:s/></text:span><text:span text:style-name="T11_369">tego</text:span><text:span text:style-name="T11_370"><text:s/></text:span><text:span text:style-name="T11_371">nowego</text:span><text:span text:style-name="T11_372"><text:s/></text:span><text:span text:style-name="T11_373">kierunku</text:span><text:span text:style-name="T11_374">,<text:s/></text:span><text:span text:style-name="T11_375">który</text:span><text:span text:style-name="T11_376"><text:s/></text:span><text:span text:style-name="T11_377">obrała</text:span><text:span text:style-name="T11_378"><text:s/></text:span><text:span text:style-name="T11_379">Pani</text:span><text:span text:style-name="T11_380"><text:s/></text:span><text:span text:style-name="T11_381">Dnia</text:span><text:span text:style-name="T11_382">.<text:s text:c="2"/></text:span></text:p>
      <text:p text:style-name="P12"/>
      <text:p text:style-name="P13"><text:span text:style-name="T13_1">aTOM</text:span></text:p>
      <text:p text:style-name="P14"><text:span text:style-name="T14_1">Sezon</text:span><text:span text:style-name="T14_2"><text:s/></text:span><text:span text:style-name="T14_3">jak</text:span><text:span text:style-name="T14_4"><text:s/></text:span><text:span text:style-name="T14_5">dla</text:span><text:span text:style-name="T14_6"><text:s/></text:span><text:span text:style-name="T14_7">mnie</text:span><text:span text:style-name="T14_8"><text:s/></text:span><text:span text:style-name="T14_9">zdecydowanie</text:span><text:span text:style-name="T14_10"><text:s/></text:span><text:span text:style-name="T14_11">trzyma</text:span><text:span text:style-name="T14_12"><text:s/></text:span><text:span text:style-name="T14_13">formę</text:span><text:span text:style-name="T14_14">.<text:s/></text:span><text:span text:style-name="T14_15">A</text:span><text:span text:style-name="T14_16"><text:s/></text:span><text:span text:style-name="T14_17">Discord</text:span><text:span text:style-name="T14_18"><text:s/></text:span><text:span text:style-name="T14_19">również</text:span><text:span text:style-name="T14_20"><text:s/></text:span><text:span text:style-name="T14_21">ją</text:span><text:span text:style-name="T14_22"><text:s/></text:span><text:span text:style-name="T14_23">ma</text:span><text:span text:style-name="T14_24">.<text:s/></text:span><text:span text:style-name="T14_25">Że</text:span><text:span text:style-name="T14_26"><text:s/></text:span><text:span text:style-name="T14_27">niby</text:span><text:span text:style-name="T14_28"><text:s/></text:span><text:span text:style-name="T14_29">wg</text:span><text:span text:style-name="T14_30">.<text:s/></text:span><text:span text:style-name="T14_31">niektórych</text:span><text:span text:style-name="T14_32"><text:s/></text:span><text:span text:style-name="T14_33">zachowuje</text:span><text:span text:style-name="T14_34"><text:s/></text:span><text:span text:style-name="T14_35">się</text:span><text:span text:style-name="T14_36"><text:s/></text:span><text:span text:style-name="T14_37">mało</text:span><text:span text:style-name="T14_38"><text:s/></text:span><text:span text:style-name="T14_39">chaotycznie</text:span><text:span text:style-name="T14_40">?<text:s/></text:span><text:span text:style-name="T14_41">Kosztela</text:span><text:span text:style-name="T14_42">,<text:s/></text:span><text:span text:style-name="T14_43">on</text:span><text:span text:style-name="T14_44"><text:s/></text:span><text:span text:style-name="T14_45">wyrzucił</text:span><text:span text:style-name="T14_46"><text:s/></text:span><text:span text:style-name="T14_47">listonosza</text:span><text:span text:style-name="T14_48"><text:s/></text:span><text:span text:style-name="T14_49">w</text:span><text:span text:style-name="T14_50"><text:s/></text:span><text:span text:style-name="T14_51">próżnię</text:span><text:span text:style-name="T14_52"><text:s/></text:span><text:span text:style-name="T14_53">i</text:span><text:span text:style-name="T14_54"><text:s/></text:span><text:span text:style-name="T14_55">jeszcze</text:span><text:span text:style-name="T14_56"><text:s/></text:span><text:span text:style-name="T14_57">pozwolił</text:span><text:span text:style-name="T14_58">,<text:s/></text:span><text:span text:style-name="T14_59">żeby</text:span><text:span text:style-name="T14_60"><text:s/></text:span><text:span text:style-name="T14_61">jakieś</text:span><text:span text:style-name="T14_62"><text:s/></text:span><text:span text:style-name="T14_63">koślawe</text:span><text:span text:style-name="T14_64"><text:s/></text:span><text:span text:style-name="T14_65">latające</text:span><text:span text:style-name="T14_66"><text:s/></text:span><text:span text:style-name="T14_67">coś</text:span><text:span text:style-name="T14_68"><text:s/></text:span><text:span text:style-name="T14_69">go</text:span><text:span text:style-name="T14_70"><text:s/></text:span><text:span text:style-name="T14_71">sobie</text:span><text:span text:style-name="T14_72"><text:s/></text:span><text:span text:style-name="T14_73">zgarnęło</text:span><text:span text:style-name="T14_74"><text:s/></text:span><text:span text:style-name="T14_75">na</text:span><text:span text:style-name="T14_76"><text:s/></text:span><text:span text:style-name="T14_77">kolację</text:span><text:span text:style-name="T14_78"><text:s/></text:span><text:span text:style-name="T14_79">dla</text:span><text:span text:style-name="T14_80"><text:s/></text:span><text:span text:style-name="T14_81">młodych</text:span><text:span text:style-name="T14_82">!<text:s/></text:span><text:span text:style-name="T14_83">I</text:span><text:span text:style-name="T14_84"><text:s/></text:span><text:span text:style-name="T14_85">dalej</text:span><text:span text:style-name="T14_86"><text:s/></text:span><text:span text:style-name="T14_87">żre</text:span><text:span text:style-name="T14_88"><text:s/></text:span><text:span text:style-name="T14_89">filiżanki</text:span><text:span text:style-name="T14_90">.<text:s/></text:span><text:span text:style-name="T14_91">A</text:span><text:span text:style-name="T14_92"><text:s/></text:span><text:span text:style-name="T14_93">potem</text:span><text:span text:style-name="T14_94"><text:s/></text:span><text:span text:style-name="T14_95">przyprowadził</text:span><text:span text:style-name="T14_96"><text:s/></text:span><text:span text:style-name="T14_97">żyjącego</text:span><text:span text:style-name="T14_98"><text:s/></text:span><text:span text:style-name="T14_99">gluta</text:span><text:span text:style-name="T14_100"><text:s/></text:span><text:span text:style-name="T14_101">na</text:span><text:span text:style-name="T14_102"><text:s/></text:span><text:span text:style-name="T14_103">Galę</text:span><text:span text:style-name="T14_104">.<text:s/></text:span><text:span text:style-name="T14_105">I</text:span><text:span text:style-name="T14_106"><text:s/></text:span><text:span text:style-name="T14_107">uknuł</text:span><text:span text:style-name="T14_108"><text:s/></text:span><text:span text:style-name="T14_109">genialną</text:span><text:span text:style-name="T14_110"><text:s/></text:span><text:span text:style-name="T14_111">intrygę</text:span><text:span text:style-name="T14_112"><text:s/></text:span><text:span text:style-name="T14_113">okradzenia</text:span><text:span text:style-name="T14_114"><text:s/></text:span><text:span text:style-name="T14_115">całego</text:span><text:span text:style-name="T14_116"><text:s/></text:span><text:span text:style-name="T14_117">królewskiego</text:span><text:span text:style-name="T14_118"><text:s/></text:span><text:span text:style-name="T14_119">skarbca</text:span><text:span text:style-name="T14_120"><text:s/></text:span><text:span text:style-name="T14_121">pod</text:span><text:span text:style-name="T14_122"><text:s/></text:span><text:span text:style-name="T14_123">przykrywką</text:span><text:span text:style-name="T14_124"><text:s/></text:span><text:span text:style-name="T14_125">bycia</text:span><text:span text:style-name="T14_126"><text:s/></text:span><text:span text:style-name="T14_127">zazdrosnym</text:span><text:span text:style-name="T14_128"><text:s/></text:span><text:span text:style-name="T14_129">o</text:span><text:span text:style-name="T14_130"><text:s/></text:span><text:span text:style-name="T14_131">koleżankę</text:span><text:span text:style-name="T14_132"><text:s/></text:span><text:span text:style-name="T14_133">Fluttershy</text:span><text:span text:style-name="T14_134">.<text:s/></text:span><text:span text:style-name="T14_135">Jak</text:span><text:span text:style-name="T14_136"><text:s/></text:span><text:span text:style-name="T14_137">dla</text:span><text:span text:style-name="T14_138"><text:s/></text:span><text:span text:style-name="T14_139">mnie</text:span><text:span text:style-name="T14_140"><text:s/></text:span><text:span text:style-name="T14_141">robi</text:span><text:span text:style-name="T14_142"><text:s/></text:span><text:span text:style-name="T14_143">swoje</text:span><text:span text:style-name="T14_144"><text:s/></text:span><text:span text:style-name="T14_145">i</text:span><text:span text:style-name="T14_146"><text:s/></text:span><text:span text:style-name="T14_147">dobrze</text:span><text:span text:style-name="T14_148"><text:s/></text:span><text:span text:style-name="T14_149">mu</text:span><text:span text:style-name="T14_150"><text:s/></text:span><text:span text:style-name="T14_151">to</text:span><text:span text:style-name="T14_152"><text:s/></text:span><text:span text:style-name="T14_153">wychodzi</text:span><text:span text:style-name="T14_154">.</text:span></text:p>
      <text:p text:style-name="P15"><text:span text:style-name="T15_1">I</text:span><text:span text:style-name="T15_2"><text:s/></text:span><text:span text:style-name="T15_3">po</text:span><text:span text:style-name="T15_4"><text:s/></text:span><text:span text:style-name="T15_5">raz</text:span><text:span text:style-name="T15_6"><text:s/></text:span><text:span text:style-name="T15_7">kolejny</text:span><text:span text:style-name="T15_8"><text:s/></text:span><text:span text:style-name="T15_9">powtórzę</text:span><text:span text:style-name="T15_10">,<text:s/></text:span><text:span text:style-name="T15_11">że</text:span><text:span text:style-name="T15_12"><text:s/></text:span><text:span text:style-name="T15_13">Pinkie</text:span><text:span text:style-name="T15_14"><text:s/></text:span><text:span text:style-name="T15_15">Pie</text:span><text:span text:style-name="T15_16"><text:s/></text:span><text:span text:style-name="T15_17">jest</text:span><text:span text:style-name="T15_18"><text:s/></text:span><text:span text:style-name="T15_19">absolutnie</text:span><text:span text:style-name="T15_20"><text:s/></text:span><text:span text:style-name="T15_21">bezbłędna</text:span><text:span text:style-name="T15_22"><text:s/></text:span><text:span text:style-name="T15_23">od</text:span><text:span text:style-name="T15_24"><text:s/></text:span><text:span text:style-name="T15_25">początku</text:span><text:span text:style-name="T15_26"><text:s/></text:span><text:span text:style-name="T15_27">sezonu</text:span><text:span text:style-name="T15_28">.<text:s/></text:span><text:span text:style-name="T15_29">Od</text:span><text:span text:style-name="T15_30"><text:s/></text:span><text:span text:style-name="T15_31">trzęsienia</text:span><text:span text:style-name="T15_32"><text:s/></text:span><text:span text:style-name="T15_33">kamerą</text:span><text:span text:style-name="T15_34"><text:s/></text:span><text:span text:style-name="T15_35">po</text:span><text:span text:style-name="T15_36"><text:s/></text:span><text:span text:style-name="T15_37">wiosłowanie</text:span><text:span text:style-name="T15_38"><text:s/></text:span><text:span text:style-name="T15_39">na</text:span><text:span text:style-name="T15_40"><text:s/></text:span><text:span text:style-name="T15_41">Maud</text:span><text:span text:style-name="T15_42">...<text:s/></text:span><text:span text:style-name="T15_43">Mamy</text:span><text:span text:style-name="T15_44"><text:s/></text:span><text:span text:style-name="T15_45">zapowiedziany</text:span><text:span text:style-name="T15_46"><text:s/></text:span><text:span text:style-name="T15_47">jakiś</text:span><text:span text:style-name="T15_48"><text:s/></text:span><text:span text:style-name="T15_49">odcinek</text:span><text:span text:style-name="T15_50"><text:s/></text:span><text:span text:style-name="T15_51">z</text:span><text:span text:style-name="T15_52"><text:s/></text:span><text:span text:style-name="T15_53">nią</text:span><text:span text:style-name="T15_54"><text:s/></text:span><text:span text:style-name="T15_55">jako</text:span><text:span text:style-name="T15_56"><text:s/></text:span><text:span text:style-name="T15_57">centralną</text:span><text:span text:style-name="T15_58"><text:s/></text:span><text:span text:style-name="T15_59">postacią</text:span><text:span text:style-name="T15_60">?<text:s/></text:span><text:span text:style-name="T15_61">Czuję</text:span><text:span text:style-name="T15_62">,<text:s/></text:span><text:span text:style-name="T15_63">że</text:span><text:span text:style-name="T15_64"><text:s/></text:span><text:span text:style-name="T15_65">rozwali</text:span><text:span text:style-name="T15_66"><text:s/></text:span><text:span text:style-name="T15_67">system</text:span><text:span text:style-name="T15_68">...</text:span></text:p>
      <text:p text:style-name="P16"/>
      <text:p text:style-name="P17"><text:span text:style-name="T17_1">Dolar</text:span><text:span text:style-name="T17_2">84</text:span></text:p>
      <text:p text:style-name="P18"><text:span text:style-name="T18_1">Cóż</text:span><text:span text:style-name="T18_2">,<text:s/></text:span><text:span text:style-name="T18_3">w</text:span><text:span text:style-name="T18_4"><text:s/></text:span><text:span text:style-name="T18_5">odcinku</text:span><text:span text:style-name="T18_6"><text:s/></text:span><text:span text:style-name="T18_7">występował</text:span><text:span text:style-name="T18_8"><text:s/></text:span><text:span text:style-name="T18_9">Discord</text:span><text:span text:style-name="T18_10">,<text:s/></text:span><text:span text:style-name="T18_11">więc</text:span><text:span text:style-name="T18_12"><text:s/></text:span><text:span text:style-name="T18_13">jako</text:span><text:span text:style-name="T18_14"><text:s/></text:span><text:span text:style-name="T18_15">fan</text:span><text:span text:style-name="T18_16"><text:s/></text:span><text:span text:style-name="T18_17">Johna</text:span><text:span text:style-name="T18_18"><text:s/></text:span><text:span text:style-name="T18_19">De</text:span><text:span text:style-name="T18_20"><text:s/></text:span><text:span text:style-name="T18_21">Lancie</text:span><text:span text:style-name="T18_22"><text:s/></text:span><text:span text:style-name="T18_23">z</text:span><text:span text:style-name="T18_24"><text:s/></text:span><text:span text:style-name="T18_25">całą</text:span><text:span text:style-name="T18_26"><text:s/></text:span><text:span text:style-name="T18_27">pewnością</text:span><text:span text:style-name="T18_28"><text:s/></text:span><text:span text:style-name="T18_29">wiedziałem</text:span><text:span text:style-name="T18_30">,<text:s/></text:span><text:span text:style-name="T18_31">że</text:span><text:span text:style-name="T18_32"><text:s/></text:span><text:span text:style-name="T18_33">się</text:span><text:span text:style-name="T18_34"><text:s/></text:span><text:span text:style-name="T18_35">nie</text:span><text:span text:style-name="T18_36"><text:s/></text:span><text:span text:style-name="T18_37">zawiodę</text:span><text:span text:style-name="T18_38">.<text:s/></text:span><text:span text:style-name="T18_39">I</text:span><text:span text:style-name="T18_40"><text:s/></text:span><text:span text:style-name="T18_41">tak</text:span><text:span text:style-name="T18_42"><text:s/></text:span><text:span text:style-name="T18_43">też</text:span><text:span text:style-name="T18_44"><text:s/></text:span><text:span text:style-name="T18_45">było</text:span><text:span text:style-name="T18_46"><text:s/>–<text:s/></text:span><text:span text:style-name="T18_47">poziom</text:span><text:span text:style-name="T18_48"><text:s/></text:span><text:span text:style-name="T18_49">generowanego</text:span><text:span text:style-name="T18_50"><text:s/></text:span><text:span text:style-name="T18_51">chaosu</text:span><text:span text:style-name="T18_52"><text:s/></text:span><text:span text:style-name="T18_53">wpłynął</text:span><text:span text:style-name="T18_54"><text:s/></text:span><text:span text:style-name="T18_55">korzystnie</text:span><text:span text:style-name="T18_56"><text:s/></text:span><text:span text:style-name="T18_57">na</text:span><text:span text:style-name="T18_58"><text:s/></text:span><text:span text:style-name="T18_59">te</text:span><text:span text:style-name="T18_60"><text:s/></text:span><text:span text:style-name="T18_61">pół</text:span><text:span text:style-name="T18_62"><text:s/></text:span><text:span text:style-name="T18_63">godzinki</text:span><text:span text:style-name="T18_64"><text:s/></text:span><text:span text:style-name="T18_65">oglądania</text:span><text:span text:style-name="T18_66">.<text:s/></text:span><text:span text:style-name="T18_67">Co</text:span><text:span text:style-name="T18_68"><text:s/></text:span><text:span text:style-name="T18_69">prawda</text:span><text:span text:style-name="T18_70"><text:s/></text:span><text:span text:style-name="T18_71">problem</text:span><text:span text:style-name="T18_72"><text:s/></text:span><text:span text:style-name="T18_73">jego</text:span><text:span text:style-name="T18_74"><text:s/></text:span><text:span text:style-name="T18_75">zazdrości</text:span><text:span text:style-name="T18_76"><text:s/></text:span><text:span text:style-name="T18_77">mógł</text:span><text:span text:style-name="T18_78"><text:s/></text:span><text:span text:style-name="T18_79">zostać</text:span><text:span text:style-name="T18_80"><text:s/></text:span><text:span text:style-name="T18_81">rozwiązany</text:span><text:span text:style-name="T18_82"><text:s/></text:span><text:span text:style-name="T18_83">szybko</text:span><text:span text:style-name="T18_84">,<text:s/></text:span><text:span text:style-name="T18_85">skutecznie</text:span><text:span text:style-name="T18_86"><text:s/></text:span><text:span text:style-name="T18_87">i</text:span><text:span text:style-name="T18_88"><text:s/></text:span><text:span text:style-name="T18_89">logicznie</text:span><text:span text:style-name="T18_90">,<text:s/></text:span><text:span text:style-name="T18_91">ale</text:span><text:span text:style-name="T18_92">…<text:s/></text:span><text:span text:style-name="T18_93">po</text:span><text:span text:style-name="T18_94"><text:s/></text:span><text:span text:style-name="T18_95">co</text:span><text:span text:style-name="T18_96">?<text:s/></text:span><text:span text:style-name="T18_97">W</text:span><text:span text:style-name="T18_98"><text:s/></text:span><text:span text:style-name="T18_99">końcu</text:span><text:span text:style-name="T18_100"><text:s/></text:span><text:span text:style-name="T18_101">Discord</text:span><text:span text:style-name="T18_102"><text:s/></text:span><text:span text:style-name="T18_103">to</text:span><text:span text:style-name="T18_104"><text:s/></text:span><text:span text:style-name="T18_105">chaos</text:span><text:span text:style-name="T18_106"><text:s/></text:span><text:span text:style-name="T18_107">wcielony</text:span><text:span text:style-name="T18_108"><text:s/>–<text:s/></text:span><text:span text:style-name="T18_109">dla</text:span><text:span text:style-name="T18_110"><text:s/></text:span><text:span text:style-name="T18_111">niego</text:span><text:span text:style-name="T18_112"><text:s/></text:span><text:span text:style-name="T18_113">prosty</text:span><text:span text:style-name="T18_114"><text:s/></text:span><text:span text:style-name="T18_115">i</text:span><text:span text:style-name="T18_116"><text:s/></text:span><text:span text:style-name="T18_117">logiczny</text:span><text:span text:style-name="T18_118"><text:s/></text:span><text:span text:style-name="T18_119">plan</text:span><text:span text:style-name="T18_120"><text:s/></text:span><text:span text:style-name="T18_121">to</text:span><text:span text:style-name="T18_122"><text:s/></text:span><text:span text:style-name="T18_123">absolutna</text:span><text:span text:style-name="T18_124"><text:s/></text:span><text:span text:style-name="T18_125">abstrakcja</text:span><text:span text:style-name="T18_126">.<text:s/></text:span><text:span text:style-name="T18_127">O</text:span><text:span text:style-name="T18_128"><text:s/></text:span><text:span text:style-name="T18_129">wiele</text:span><text:span text:style-name="T18_130"><text:s/></text:span><text:span text:style-name="T18_131">lepsza</text:span><text:span text:style-name="T18_132"><text:s/></text:span><text:span text:style-name="T18_133">jest</text:span><text:span text:style-name="T18_134"><text:s/></text:span><text:span text:style-name="T18_135">wielowarstwowa</text:span><text:span text:style-name="T18_136"><text:s/></text:span><text:span text:style-name="T18_137">i</text:span><text:span text:style-name="T18_138"><text:s/></text:span><text:span text:style-name="T18_139">rozchodząca</text:span><text:span text:style-name="T18_140"><text:s/></text:span><text:span text:style-name="T18_141">się</text:span><text:span text:style-name="T18_142"><text:s/></text:span><text:span text:style-name="T18_143">w</text:span><text:span text:style-name="T18_144"><text:s/></text:span><text:span text:style-name="T18_145">szwach</text:span><text:span text:style-name="T18_146"><text:s/></text:span><text:span text:style-name="T18_147">intryga</text:span><text:span text:style-name="T18_148"><text:s/>–<text:s/></text:span><text:span text:style-name="T18_149">zgodnie</text:span><text:span text:style-name="T18_150"><text:s/></text:span><text:span text:style-name="T18_151">z</text:span><text:span text:style-name="T18_152"><text:s/></text:span><text:span text:style-name="T18_153">tym</text:span><text:span text:style-name="T18_154">,<text:s/></text:span><text:span text:style-name="T18_155">jak</text:span><text:span text:style-name="T18_156"><text:s/></text:span><text:span text:style-name="T18_157">jest</text:span><text:span text:style-name="T18_158"><text:s/></text:span><text:span text:style-name="T18_159">wykreowany</text:span><text:span text:style-name="T18_160">,<text:s/></text:span><text:span text:style-name="T18_161">dla</text:span><text:span text:style-name="T18_162"><text:s/></text:span><text:span text:style-name="T18_163">niego</text:span><text:span text:style-name="T18_164"><text:s/></text:span><text:span text:style-name="T18_165">to</text:span><text:span text:style-name="T18_166"><text:s/></text:span><text:span text:style-name="T18_167">całkowita</text:span><text:span text:style-name="T18_168"><text:s/></text:span><text:span text:style-name="T18_169">norma</text:span><text:span text:style-name="T18_170"><text:s/></text:span><text:span text:style-name="T18_171">i</text:span><text:span text:style-name="T18_172"><text:s/></text:span><text:span text:style-name="T18_173">pokazano</text:span><text:span text:style-name="T18_174"><text:s/></text:span><text:span text:style-name="T18_175">to</text:span><text:span text:style-name="T18_176"><text:s/></text:span><text:span text:style-name="T18_177">doskonale</text:span><text:span text:style-name="T18_178">.<text:s/></text:span><text:span text:style-name="T18_179">Można</text:span><text:span text:style-name="T18_180"><text:s/></text:span><text:span text:style-name="T18_181">powiedzieć</text:span><text:span text:style-name="T18_182">,<text:s/></text:span><text:span text:style-name="T18_183">iż</text:span><text:span text:style-name="T18_184"><text:s/></text:span><text:span text:style-name="T18_185">jego</text:span><text:span text:style-name="T18_186"><text:s/></text:span><text:span text:style-name="T18_187">pokaz</text:span><text:span text:style-name="T18_188"><text:s/></text:span><text:span text:style-name="T18_189">był</text:span><text:span text:style-name="T18_190"><text:s/></text:span><text:span text:style-name="T18_191">koślawym</text:span><text:span text:style-name="T18_192"><text:s/></text:span><text:span text:style-name="T18_193">odzwierciedleniem</text:span><text:span text:style-name="T18_194"><text:s/></text:span><text:span text:style-name="T18_195">wodewilu</text:span><text:span text:style-name="T18_196"><text:s/>(</text:span><text:span text:style-name="T18_197">piękne</text:span><text:span text:style-name="T18_198">,<text:s/></text:span><text:span text:style-name="T18_199">choć</text:span><text:span text:style-name="T18_200"><text:s/></text:span><text:span text:style-name="T18_201">prawdopodobnie</text:span><text:span text:style-name="T18_202"><text:s/></text:span><text:span text:style-name="T18_203">niecelowe</text:span><text:span text:style-name="T18_204"><text:s/></text:span><text:span text:style-name="T18_205">częściowe</text:span><text:span text:style-name="T18_206"><text:s/></text:span><text:span text:style-name="T18_207">nawiązanie</text:span><text:span text:style-name="T18_208"><text:s/></text:span><text:span text:style-name="T18_209">do</text:span><text:span text:style-name="T18_210"><text:s/></text:span><text:span text:style-name="T18_211">komiksu</text:span><text:span text:style-name="T18_212"><text:s/></text:span><text:span text:style-name="T18_213"><text:a xlink:type="simple" xlink:href="http://horsepower.emeraldcoastcomics.net/26"><text:span text:style-name="T18_214">Vaudevillians</text:span></text:a></text:span><text:span text:style-name="T18_215">).<text:s/></text:span><text:span text:style-name="T18_216">Co</text:span><text:span text:style-name="T18_217"><text:s/></text:span><text:span text:style-name="T18_218">prawda</text:span><text:span text:style-name="T18_219"><text:s/></text:span><text:span text:style-name="T18_220">jego</text:span><text:span text:style-name="T18_221"><text:s/></text:span><text:span text:style-name="T18_222">żarty</text:span><text:span text:style-name="T18_223"><text:s/></text:span><text:span text:style-name="T18_224">były</text:span><text:span text:style-name="T18_225"><text:s/></text:span><text:span text:style-name="T18_226">skutecznie</text:span><text:span text:style-name="T18_227"><text:s/></text:span><text:span text:style-name="T18_228">kamieniowane</text:span><text:span text:style-name="T18_229"><text:s/></text:span><text:span text:style-name="T18_230">przez</text:span><text:span text:style-name="T18_231"><text:s/></text:span><text:span text:style-name="T18_232">Maud</text:span><text:span text:style-name="T18_233">,<text:s/></text:span><text:span text:style-name="T18_234">ale</text:span><text:span text:style-name="T18_235"><text:s/></text:span><text:span text:style-name="T18_236">to</text:span><text:span text:style-name="T18_237"><text:s/></text:span><text:span text:style-name="T18_238">też</text:span><text:span text:style-name="T18_239"><text:s/></text:span><text:span text:style-name="T18_240">jest</text:span><text:span text:style-name="T18_241"><text:s/></text:span><text:span text:style-name="T18_242">do</text:span><text:span text:style-name="T18_243"><text:s/></text:span><text:span text:style-name="T18_244">przyjęcia</text:span><text:span text:style-name="T18_245">.<text:s/></text:span><text:span text:style-name="T18_246">No</text:span><text:span text:style-name="T18_247"><text:s/></text:span><text:span text:style-name="T18_248">właśnie</text:span><text:span text:style-name="T18_249"><text:s/>–<text:s/></text:span><text:span text:style-name="T18_250">inni</text:span><text:span text:style-name="T18_251"><text:s/></text:span><text:span text:style-name="T18_252">bohaterowie</text:span><text:span text:style-name="T18_253">.<text:s/></text:span><text:span text:style-name="T18_254">Wspomniana</text:span><text:span text:style-name="T18_255"><text:s/></text:span><text:span text:style-name="T18_256">Maud</text:span><text:span text:style-name="T18_257"><text:s/></text:span><text:span text:style-name="T18_258">była</text:span><text:span text:style-name="T18_259"><text:s/></text:span><text:span text:style-name="T18_260">doskonała</text:span><text:span text:style-name="T18_261">,<text:s/></text:span><text:span text:style-name="T18_262">a</text:span><text:span text:style-name="T18_263"><text:s/></text:span><text:span text:style-name="T18_264">Tree</text:span><text:span text:style-name="T18_265"><text:s/></text:span><text:span text:style-name="T18_266">Hugger</text:span><text:span text:style-name="T18_267"><text:s/></text:span><text:span text:style-name="T18_268">wydawała</text:span><text:span text:style-name="T18_269"><text:s/></text:span><text:span text:style-name="T18_270">się</text:span><text:span text:style-name="T18_271"><text:s/></text:span><text:span text:style-name="T18_272">żywcem</text:span><text:span text:style-name="T18_273"><text:s/></text:span><text:span text:style-name="T18_274">wyjęta</text:span><text:span text:style-name="T18_275"><text:s/></text:span><text:span text:style-name="T18_276">z</text:span><text:span text:style-name="T18_277"><text:s/></text:span><text:span text:style-name="T18_278">czasów</text:span><text:span text:style-name="T18_279"><text:s/></text:span><text:span text:style-name="T18_280">dzieci</text:span><text:span text:style-name="T18_281">-</text:span><text:span text:style-name="T18_282">kwiatów</text:span><text:span text:style-name="T18_283">.<text:s/></text:span><text:span text:style-name="T18_284">Wstawki</text:span><text:span text:style-name="T18_285"><text:s/></text:span><text:span text:style-name="T18_286">Ceśki</text:span><text:span text:style-name="T18_287"><text:s/></text:span><text:span text:style-name="T18_288">też</text:span><text:span text:style-name="T18_289"><text:s/></text:span><text:span text:style-name="T18_290">można</text:span><text:span text:style-name="T18_291"><text:s/></text:span><text:span text:style-name="T18_292">uznać</text:span><text:span text:style-name="T18_293"><text:s/></text:span><text:span text:style-name="T18_294">za</text:span><text:span text:style-name="T18_295"><text:s/></text:span><text:span text:style-name="T18_296">udane</text:span><text:span text:style-name="T18_297"><text:s/>–<text:s/></text:span><text:span text:style-name="T18_298">pokazywały</text:span><text:span text:style-name="T18_299">,<text:s/></text:span><text:span text:style-name="T18_300">iż</text:span><text:span text:style-name="T18_301"><text:s/></text:span><text:span text:style-name="T18_302">nawet</text:span><text:span text:style-name="T18_303"><text:s/></text:span><text:span text:style-name="T18_304">osoba</text:span><text:span text:style-name="T18_305"><text:s/></text:span><text:span text:style-name="T18_306">królewska</text:span><text:span text:style-name="T18_307"><text:s/></text:span><text:span text:style-name="T18_308">czasami</text:span><text:span text:style-name="T18_309"><text:s/></text:span><text:span text:style-name="T18_310">może</text:span><text:span text:style-name="T18_311"><text:s/></text:span><text:span text:style-name="T18_312">pozwolić</text:span><text:span text:style-name="T18_313"><text:s/></text:span><text:span text:style-name="T18_314">sobie</text:span><text:span text:style-name="T18_315"><text:s/></text:span><text:span text:style-name="T18_316">na</text:span><text:span text:style-name="T18_317"><text:s/></text:span><text:span text:style-name="T18_318">trochę</text:span><text:span text:style-name="T18_319"><text:s/></text:span><text:span text:style-name="T18_320">luzu</text:span><text:span text:style-name="T18_321">.<text:s/></text:span><text:span text:style-name="T18_322">W</text:span><text:span text:style-name="T18_323"><text:s/></text:span><text:span text:style-name="T18_324">skrócie</text:span><text:span text:style-name="T18_325"><text:s/>–<text:s/></text:span><text:span text:style-name="T18_326">odcinek</text:span><text:span text:style-name="T18_327"><text:s/></text:span><text:span text:style-name="T18_328">bardzo</text:span><text:span text:style-name="T18_329"><text:s/></text:span><text:span text:style-name="T18_330">dobry</text:span><text:span text:style-name="T18_331">,<text:s/></text:span><text:span text:style-name="T18_332">czekam</text:span><text:span text:style-name="T18_333"><text:s/></text:span><text:span text:style-name="T18_334">na</text:span><text:span text:style-name="T18_335"><text:s/></text:span><text:span text:style-name="T18_336">więcej</text:span><text:span text:style-name="T18_337"><text:s/></text:span><text:span text:style-name="T18_338">Discorda</text:span><text:span text:style-name="T18_339">.<text:s/></text:span><text:span text:style-name="T18_340">On</text:span><text:span text:style-name="T18_341"><text:s/></text:span><text:span text:style-name="T18_342">jest</text:span><text:span text:style-name="T18_343"><text:s/></text:span><text:span text:style-name="T18_344">niezastąpiony</text:span><text:span text:style-name="T18_345"><text:s/></text:span><text:span text:style-name="T18_346">i</text:span><text:span text:style-name="T18_347"><text:s/></text:span><text:span text:style-name="T18_348">wspaniale</text:span><text:span text:style-name="T18_349"><text:s/></text:span><text:span text:style-name="T18_350">wzbogaca</text:span><text:span text:style-name="T18_351"><text:s/></text:span><text:span text:style-name="T18_352">serial</text:span><text:span text:style-name="T18_353">.</text:span></text:p>
      <text:p text:style-name="P19"/>
      <text:p text:style-name="P20"><text:span text:style-name="T20_1">Cahan</text:span></text:p>
      <text:p text:style-name="P21"/>
      <text:p text:style-name="P22"><text:span text:style-name="T22_1">Meh</text:span><text:span text:style-name="T22_2">,<text:s/></text:span><text:span text:style-name="T22_3">meh</text:span><text:span text:style-name="T22_4">.<text:s/></text:span><text:span text:style-name="T22_5">Znowu</text:span><text:span text:style-name="T22_6"><text:s/></text:span><text:span text:style-name="T22_7">cienko</text:span><text:span text:style-name="T22_8"><text:s/></text:span><text:span text:style-name="T22_9">i</text:span><text:span text:style-name="T22_10"><text:s/></text:span><text:span text:style-name="T22_11">nudno</text:span><text:span text:style-name="T22_12">.<text:s/></text:span><text:span text:style-name="T22_13">Zjarana</text:span><text:span text:style-name="T22_14"><text:s/></text:span><text:span text:style-name="T22_15">ćpunka</text:span><text:span text:style-name="T22_16"><text:s/></text:span><text:span text:style-name="T22_17">z</text:span><text:span text:style-name="T22_18"><text:s/></text:span><text:span text:style-name="T22_19">dziwnymi</text:span><text:span text:style-name="T22_20"><text:s/></text:span><text:span text:style-name="T22_21">brwiami</text:span><text:span text:style-name="T22_22">,<text:s/></text:span><text:span text:style-name="T22_23">które</text:span><text:span text:style-name="T22_24"><text:s/></text:span><text:span text:style-name="T22_25">mogłyby</text:span><text:span text:style-name="T22_26"><text:s/></text:span><text:span text:style-name="T22_27">utworzyć</text:span><text:span text:style-name="T22_28"><text:s/></text:span><text:span text:style-name="T22_29">własną</text:span><text:span text:style-name="T22_30"><text:s/></text:span><text:span text:style-name="T22_31">partię</text:span><text:span text:style-name="T22_32"><text:s/></text:span><text:span text:style-name="T22_33">polityczną</text:span><text:span text:style-name="T22_34">,<text:s/></text:span><text:span text:style-name="T22_35">oraz</text:span><text:span text:style-name="T22_36"><text:s/></text:span><text:span text:style-name="T22_37">zazdrosny</text:span><text:span text:style-name="T22_38"><text:s/></text:span><text:span text:style-name="T22_39">Discord</text:span><text:span text:style-name="T22_40">.<text:s/></text:span><text:span text:style-name="T22_41">Co</text:span><text:span text:style-name="T22_42"><text:s/></text:span><text:span text:style-name="T22_43">mogło</text:span><text:span text:style-name="T22_44"><text:s/></text:span><text:span text:style-name="T22_45">pójść</text:span><text:span text:style-name="T22_46"><text:s/></text:span><text:span text:style-name="T22_47">nie</text:span><text:span text:style-name="T22_48"><text:s/></text:span><text:span text:style-name="T22_49">tak</text:span><text:span text:style-name="T22_50">?<text:s/></text:span><text:span text:style-name="T22_51">Pan</text:span><text:span text:style-name="T22_52"><text:s/></text:span><text:span text:style-name="T22_53">Le</text:span><text:span text:style-name="T22_54"><text:s/></text:span><text:span text:style-name="T22_55">Glut</text:span><text:span text:style-name="T22_56">,<text:s/></text:span><text:span text:style-name="T22_57">znany</text:span><text:span text:style-name="T22_58"><text:s/></text:span><text:span text:style-name="T22_59">szerzej</text:span><text:span text:style-name="T22_60"><text:s/></text:span><text:span text:style-name="T22_61">jako</text:span><text:span text:style-name="T22_62"><text:s/></text:span><text:span text:style-name="T22_63">Smooze</text:span><text:span text:style-name="T22_64">.<text:s/></text:span><text:span text:style-name="T22_65">Plus</text:span><text:span text:style-name="T22_66"><text:s/></text:span><text:span text:style-name="T22_67">za</text:span><text:span text:style-name="T22_68"><text:s/></text:span><text:span text:style-name="T22_69">ładne</text:span><text:span text:style-name="T22_70"><text:s/></text:span><text:span text:style-name="T22_71">sukienki</text:span><text:span text:style-name="T22_72"><text:s/></text:span><text:span text:style-name="T22_73">i</text:span><text:span text:style-name="T22_74"><text:s/></text:span><text:span text:style-name="T22_75">Trollestię</text:span><text:span text:style-name="T22_76">.<text:s/></text:span><text:span text:style-name="T22_77">Maud</text:span><text:span text:style-name="T22_78"><text:s/></text:span><text:span text:style-name="T22_79">też</text:span><text:span text:style-name="T22_80"><text:s/></text:span><text:span text:style-name="T22_81">dała</text:span><text:span text:style-name="T22_82"><text:s/></text:span><text:span text:style-name="T22_83">radę</text:span><text:span text:style-name="T22_84">.<text:s/></text:span><text:span text:style-name="T22_85">Niestety</text:span><text:span text:style-name="T22_86">,<text:s/></text:span><text:span text:style-name="T22_87">cała</text:span><text:span text:style-name="T22_88"><text:s/></text:span><text:span text:style-name="T22_89">reszta</text:span><text:span text:style-name="T22_90"><text:s/></text:span><text:span text:style-name="T22_91">nudziła</text:span><text:span text:style-name="T22_92"><text:s/></text:span><text:span text:style-name="T22_93">i</text:span><text:span text:style-name="T22_94"><text:s/></text:span><text:span text:style-name="T22_95">męczyła</text:span><text:span text:style-name="T22_96">.<text:s/></text:span><text:span text:style-name="T22_97">Wibracje</text:span><text:span text:style-name="T22_98">,<text:s/></text:span><text:span text:style-name="T22_99">galaretki</text:span><text:span text:style-name="T22_100"><text:s/></text:span><text:span text:style-name="T22_101">i</text:span><text:span text:style-name="T22_102"><text:s/></text:span><text:span text:style-name="T22_103">Tree</text:span><text:span text:style-name="T22_104"><text:s/></text:span><text:span text:style-name="T22_105">Hugger</text:span><text:span text:style-name="T22_106">.<text:s/></text:span><text:span text:style-name="T22_107">A</text:span><text:span text:style-name="T22_108"><text:s/></text:span><text:span text:style-name="T22_109">ten</text:span><text:span text:style-name="T22_110"><text:s/></text:span><text:span text:style-name="T22_111">chaos</text:span><text:span text:style-name="T22_112"><text:s/></text:span><text:span text:style-name="T22_113">naszej</text:span><text:span text:style-name="T22_114"><text:s/></text:span><text:span text:style-name="T22_115">chimery</text:span><text:span text:style-name="T22_116"><text:s/></text:span><text:span text:style-name="T22_117">stał</text:span><text:span text:style-name="T22_118"><text:s/></text:span><text:span text:style-name="T22_119">się</text:span><text:span text:style-name="T22_120"><text:s/></text:span><text:span text:style-name="T22_121">już</text:span><text:span text:style-name="T22_122"><text:s/></text:span><text:span text:style-name="T22_123">męczący</text:span><text:span text:style-name="T22_124">.<text:s/></text:span><text:span text:style-name="T22_125">Nie</text:span><text:span text:style-name="T22_126"><text:s/></text:span><text:span text:style-name="T22_127">ma</text:span><text:span text:style-name="T22_128"><text:s/></text:span><text:span text:style-name="T22_129">w</text:span><text:span text:style-name="T22_130"><text:s/></text:span><text:span text:style-name="T22_131">tym</text:span><text:span text:style-name="T22_132"><text:s/></text:span><text:span text:style-name="T22_133">humoru</text:span><text:span text:style-name="T22_134"><text:s/></text:span><text:span text:style-name="T22_135">ani</text:span><text:span text:style-name="T22_136"><text:s/></text:span><text:span text:style-name="T22_137">polotu</text:span><text:span text:style-name="T22_13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